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-Bold" svg:font-family="Calibri-Bold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800000"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ff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d6c5cf" style:text-position="0% 100%" style:font-name="Calibri" fo:font-size="14pt" fo:letter-spacing="normal" style:text-underline-style="solid" style:text-underline-width="auto" style:text-underline-color="#d6c5cf" fo:font-weight="bold" style:letter-kerning="false" style:font-name-asian="Calibri" style:font-size-asian="14pt" style:font-weight-asian="bold" style:font-name-complex="Calibri" style:font-size-complex="14pt" style:font-weight-complex="bold"/>
    </style:style>
    <style:style style:name="P9" style:family="paragraph" style:parent-style-name="Standard">
      <style:paragraph-properties fo:margin-top="0cm" fo:margin-bottom="0.212cm" fo:line-height="107%" style:text-autospace="none"/>
      <style:text-properties fo:color="#000000" style:text-position="0% 100%" style:font-name="Calibri" fo:font-size="12pt" fo:letter-spacing="normal" style:text-underline-style="none" style:letter-kerning="false" style:font-name-asian="Calibri" style:font-size-asian="12pt" style:font-name-complex="Calibri" style:font-size-complex="12pt"/>
    </style:style>
    <style:style style:name="P10" style:family="paragraph" style:parent-style-name="Standard">
      <style:paragraph-properties fo:margin-left="1.27cm" fo:margin-right="0cm" fo:margin-top="0cm" fo:margin-bottom="0.282cm" fo:line-height="107%" fo:text-indent="0cm" style:auto-text-indent="false" style:text-autospace="none"/>
    </style:style>
    <style:style style:name="P11" style:family="paragraph" style:parent-style-name="Standard" style:list-style-name="L1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3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4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5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6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7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8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10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11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12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13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14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15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16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 style:parent-style-name="Standard" style:list-style-name="L17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18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Standard" style:list-style-name="L19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9" style:family="paragraph" style:parent-style-name="Standard" style:list-style-name="L20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30" style:family="paragraph" style:parent-style-name="Standard" style:list-style-name="L21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2" style:family="paragraph" style:parent-style-name="Standard" style:list-style-name="L9">
      <style:text-properties fo:color="#0000ff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/>
    </style:style>
    <style:style style:name="T9" style:family="text">
      <style:text-properties fo:color="#000000" style:text-position="0% 100%" style:font-name="Calibri-Bold" fo:font-size="12pt" fo:letter-spacing="normal" style:text-underline-style="solid" style:text-underline-width="auto" style:text-underline-color="font-color" fo:font-weight="bold" style:letter-kerning="false" style:font-name-asian="Calibri-Bold" style:font-size-asian="12pt" style:font-weight-asian="bold" style:font-name-complex="Calibri-Bold" style:font-size-complex="12pt" style:font-weight-complex="bold"/>
    </style:style>
    <style:style style:name="T10" style:family="text">
      <style:text-properties fo:color="#000000" style:text-position="0% 100%" style:font-name="Calibri" fo:font-size="12pt" fo:letter-spacing="normal" style:text-underline-style="none" fo:font-weight="normal" style:letter-kerning="false" style:font-name-asian="Calibri" style:font-size-asian="12pt" style:font-weight-asian="normal" style:font-name-complex="Calibri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 4 : Le contrat</text:p>
      <text:p text:style-name="P1"/>
      <text:p text:style-name="P3">2 compétences attendues → Savoir analyser et évaluer les conditions de validité d'un <text:tab/><text:tab/><text:tab/><text:tab/> <text:s text:c="5"/>contrat</text:p>
      <text:p text:style-name="P3"><text:tab/><text:tab/><text:tab/><text:tab/> → Savoir identifier et analyser les clauses d'un contrat</text:p>
      <text:p text:style-name="P3"/>
      <text:p text:style-name="P3"/>
      <text:p text:style-name="P3"/>
      <text:p text:style-name="P5">Plan du chap :</text:p>
      <text:p text:style-name="P5"/>
      <text:p text:style-name="P3">I – Concept de contrat</text:p>
      <text:p text:style-name="P3">II – Classification du contrat</text:p>
      <text:p text:style-name="P3">III – Validité du contrat</text:p>
      <text:p text:style-name="P3">IV – Clauses du contrat</text:p>
      <text:p text:style-name="P3"/>
      <text:p text:style-name="P3"/>
      <text:p text:style-name="P4">I – Voir plan</text:p>
      <text:p text:style-name="P4"/>
      <text:p text:style-name="P5">Définition :<text:span text:style-name="T1"> Accord de volonté entre deux ou plusieurs personnes destiné à créer des obligations de droit</text:span></text:p>
      <text:p text:style-name="P3"/>
      <text:p text:style-name="P3">Vocabulaire à retenir :</text:p>
      <text:p text:style-name="P5"><text:span text:style-name="T1"><text:tab/></text:span><text:span text:style-name="T4">« partie » :</text:span><text:span text:style-name="T1"> Est partie au contrat toute personne ayant consenti à un contrat <text:tab/>notamment en y apposant sa signature</text:span></text:p>
      <text:p text:style-name="P3"/>
      <text:p text:style-name="P5"><text:span text:style-name="T1"><text:tab/></text:span>« obligation » :<text:span text:style-name="T1"> Lien juridique imposé au débiteur de faire, de ne pas faire ou <text:tab/>de donner quelque chose</text:span></text:p>
      <text:p text:style-name="P3"/>
      <text:p text:style-name="P5"><text:span text:style-name="T1"><text:tab/></text:span>« débiteur » :<text:span text:style-name="T1"> Personne qui s'engage à réaliser une obligation au profit d'un <text:tab/>créancier</text:span></text:p>
      <text:p text:style-name="P5"><text:span text:style-name="T1"/></text:p>
      <text:p text:style-name="P5"><text:span text:style-name="T1"><text:tab/></text:span>« Créancier » :<text:span text:style-name="T1"> Personne auprès de laquelle le débiteur s'est engagé</text:span></text:p>
      <text:p text:style-name="P5"><text:span text:style-name="T1"/></text:p>
      <text:p text:style-name="P3"/>
      <text:p text:style-name="P3"/>
      <text:p text:style-name="P4">II – Voir plan</text:p>
      <text:p text:style-name="P4"/>
      <text:p text:style-name="P3"><text:span text:style-name="T5">Principe :</text:span> Selon le code civil, pour chaque contrat, il est possible d'attribuer 7 adjectifs cumulatifs selon 7 critères de classification</text:p>
      <text:p text:style-name="P3"/>
      <text:p text:style-name="P3"><text:span text:style-name="T5">Choix des adjectifs :</text:span> Pour chaque critère, choix entre 2 à 3 adjectifs</text:p>
      <text:p text:style-name="P3"/>
      <text:p text:style-name="P5">Intérêt de la classification :<text:span text:style-name="T1"> Déterminer l'ensemble des lois applicables pour chaque catégorie de contrat</text:span></text:p>
      <text:p text:style-name="P3"/>
      <text:p text:style-name="P5"><text:soft-page-break/>1er critère :<text:span text:style-name="T1"> </text:span></text:p>
      <text:list xml:id="list6095763389749311787" text:style-name="L1">
        <text:list-item>
          <text:p text:style-name="P11">Synallagmatique : Chaque partie a une obligation envers son cocontractant </text:p>
        </text:list-item>
        <text:list-item>
          <text:p text:style-name="P11">Unilatéral : Une seule partie s'engage</text:p>
        </text:list-item>
      </text:list>
      <text:p text:style-name="P3"/>
      <text:p text:style-name="P5">2ème critère :</text:p>
      <text:list xml:id="list7738743826660749896" text:style-name="L2">
        <text:list-item>
          <text:p text:style-name="P12">De gré à gré : Les clauses sont librement négociées entre les parties</text:p>
        </text:list-item>
        <text:list-item>
          <text:p text:style-name="P12">D'adhésion : Les conditions générales sont déterminées à l'avance par l'une des parties qui bénéficie d'un certain poids économique</text:p>
        </text:list-item>
      </text:list>
      <text:p text:style-name="P3"/>
      <text:p text:style-name="P5">3ème critère :</text:p>
      <text:list xml:id="list4996761664223420982" text:style-name="L3">
        <text:list-item>
          <text:p text:style-name="P13">Consensuel : Formé par la seule volonté des parties </text:p>
        </text:list-item>
        <text:list-item>
          <text:p text:style-name="P13">Solennel : Nécessité d'un écrit ou la mise en œuvre d'une procédure de passation obligatoire</text:p>
        </text:list-item>
        <text:list-item>
          <text:p text:style-name="P13">Réel : Formation du contrat du fait de la remise de la chose, objet du contrat</text:p>
        </text:list-item>
      </text:list>
      <text:p text:style-name="P3"/>
      <text:p text:style-name="P5">4ème critère :</text:p>
      <text:list xml:id="list4300927968956860271" text:style-name="L4">
        <text:list-item>
          <text:p text:style-name="P14">À exécution successive : Au moins une obligation qui s'exécute en plusieurs actes échelonné dans le temps</text:p>
        </text:list-item>
        <text:list-item>
          <text:p text:style-name="P14">À exécution instantanée : Exécution du contrat en une prestation unique</text:p>
        </text:list-item>
      </text:list>
      <text:p text:style-name="P3"/>
      <text:p text:style-name="P5">5ème critère :</text:p>
      <text:list xml:id="list4406837284092762443" text:style-name="L5">
        <text:list-item>
          <text:p text:style-name="P15">A titre onéreux : Contrat dans lequel chaque partie reçoit un avantage équivalent</text:p>
        </text:list-item>
        <text:list-item>
          <text:p text:style-name="P15">A titre gratuit : Contrat dans lequel une seule partie tire profit du contrat</text:p>
        </text:list-item>
      </text:list>
      <text:p text:style-name="P3"/>
      <text:p text:style-name="P5">6ème critère :</text:p>
      <text:list xml:id="list2376269593395992195" text:style-name="L6">
        <text:list-item>
          <text:p text:style-name="P16">Commutatif : Contrat dans lequel les obligations sont déterminées et certaines dès la conclusion du contrat</text:p>
        </text:list-item>
        <text:list-item>
          <text:p text:style-name="P16">Aléatoire : Contrat dans lequel la portée des obligations n'est pas connue lors de la conclusion du contrat</text:p>
        </text:list-item>
      </text:list>
      <text:p text:style-name="P3"/>
      <text:p text:style-name="P5">7ème critère :</text:p>
      <text:list xml:id="list3258181921537378404" text:style-name="L7">
        <text:list-item>
          <text:p text:style-name="P17">Nommé : Contrat encadré spécifiquement par la loi</text:p>
        </text:list-item>
        <text:list-item>
          <text:p text:style-name="P17">Innommé : Contrat qui n'est pas soumis à une législation spécifique</text:p>
        </text:list-item>
      </text:list>
      <text:p text:style-name="P3"/>
      <text:p text:style-name="P5">Selon la qualité des parties :</text:p>
      <text:list xml:id="list7818356283212855030" text:style-name="L8">
        <text:list-item>
          <text:p text:style-name="P18">Intuiti personae : Contrat conclu en fonction des qualités spécifiques de la personne</text:p>
        </text:list-item>
        <text:list-item>
          <text:p text:style-name="P18">Non intuiti personae : Contrat conclu indépendamment des qualités de la personne</text:p>
        </text:list-item>
      </text:list>
      <text:p text:style-name="P3"/>
      <text:p text:style-name="P7">Exercice :</text:p>
      <text:p text:style-name="P7"/>
      <text:list xml:id="list9214937512042474835" text:style-name="L9">
        <text:list-item>
          <text:p text:style-name="P32">Contrat d'assurance : synallagmatique, adhésion, solennel, exécution <text:soft-page-break/>successive, onéreux, aléatoire, nommé</text:p>
        </text:list-item>
        <text:list-item>
          <text:p text:style-name="P32">Contrat abo salle de sport payer en une fois : Synallagmatique, adhésion, consensuel, exécution successive, a titre onéreux, commutatif, nommé</text:p>
        </text:list-item>
        <text:list-item>
          <text:p text:style-name="P32">Contrat de soin (visite médicale chez notre médecin traitant) : synallagmatique,</text:p>
          <text:p text:style-name="P32">adhésion, consensuel, exécution instantanée, titre onéreux, , nommé</text:p>
        </text:list-item>
      </text:list>
      <text:p text:style-name="P7"/>
      <text:p text:style-name="P7"/>
      <text:p text:style-name="P4">III – Voir plan</text:p>
      <text:p text:style-name="P4"/>
      <text:p text:style-name="P5">Principe :<text:span text:style-name="T1"> Tout contrat doit respecter 3 conditions cumulatives de validité</text:span></text:p>
      <text:p text:style-name="P3"/>
      <text:p text:style-name="P5">Conséquence :<text:span text:style-name="T1"> L'absence d'une seule condition suffit pour conduire à la nullité du contrat</text:span></text:p>
      <text:p text:style-name="P3"/>
      <text:p text:style-name="P5">Identification des 3 conditions :</text:p>
      <text:list xml:id="list8333743832443335066" text:style-name="L10">
        <text:list-item>
          <text:p text:style-name="P19">Le consentement</text:p>
        </text:list-item>
        <text:list-item>
          <text:p text:style-name="P19">La capacité juridique</text:p>
        </text:list-item>
        <text:list-item>
          <text:p text:style-name="P19">Contenu du contrat</text:p>
        </text:list-item>
      </text:list>
      <text:p text:style-name="P3"/>
      <text:p text:style-name="P5"><text:span text:style-name="T2">Consentement : </text:span>2 principes caractérisants le consentement :</text:p>
      <text:list xml:id="list7222573739923549327" text:style-name="L11">
        <text:list-item>
          <text:p text:style-name="P20">La personne doit donner librement son consentement (abs de vice du consentement, voir en dessous)</text:p>
        </text:list-item>
        <text:list-item>
          <text:p text:style-name="P20">La personne doit être saine d'esprit</text:p>
        </text:list-item>
      </text:list>
      <text:p text:style-name="P3"/>
      <text:p text:style-name="P5">3 vices :</text:p>
      <text:list xml:id="list8878483544125088934" text:style-name="L12">
        <text:list-item>
          <text:p text:style-name="P21">L'erreur : Fausse représentation involontaire de la réalité</text:p>
        </text:list-item>
        <text:list-item>
          <text:p text:style-name="P21">Le dol : Manoeuvres frauduleuses, mensonges, omissions volontaires sans lesquelles la partie n'aurait pas contracté</text:p>
        </text:list-item>
        <text:list-item>
          <text:p text:style-name="P21">La violence : Pression physique, morale ou économique inspirant une crainte pour la partie ayant contracté</text:p>
        </text:list-item>
      </text:list>
      <text:p text:style-name="P3"/>
      <text:p text:style-name="P4">Capacité juridique : <text:span text:style-name="T6">Définition :</text:span><text:span text:style-name="T7"> Aptitude à être titulaire de droits et de les exercer librement</text:span></text:p>
      <text:p text:style-name="P3"/>
      <text:p text:style-name="P5">Les 3 principes :</text:p>
      <text:list xml:id="list2095433851382561419" text:style-name="L13">
        <text:list-item>
          <text:p text:style-name="P22">Seules les personnes capables peuvent contracter</text:p>
        </text:list-item>
        <text:list-item>
          <text:p text:style-name="P22">Les incapables ne peuvent pas contracter</text:p>
        </text:list-item>
        <text:list-item>
          <text:p text:style-name="P22">Sont incapables : les mineurs non émancipés et les majeurs protégés</text:p>
        </text:list-item>
      </text:list>
      <text:p text:style-name="P3"/>
      <text:p text:style-name="P6"><text:span text:style-name="T7">L'exception :</text:span><text:span text:style-name="T3"> Possibilité de contracter pour un incapable que pour les actes de faible prix et de la vie courante</text:span></text:p>
      <text:p text:style-name="P3"/>
      <text:p text:style-name="P6"><text:span text:style-name="T7">Définition « personne morale » :</text:span><text:span text:style-name="T3"> Groupement doté de la personnalité juridique et généralement composé d'un groupe de personnes physiques réunies pour accomplir quelque chose en commun</text:span></text:p>
      <text:p text:style-name="P3"><text:soft-page-break/></text:p>
      <text:p text:style-name="P5">2 principes pour reconnaître la capacité juridique :</text:p>
      <text:list xml:id="list3091876330616876948" text:style-name="L14">
        <text:list-item>
          <text:p text:style-name="P23">Les actes doivent être pris par les organes de direction au nom de la personne moral</text:p>
        </text:list-item>
        <text:list-item>
          <text:p text:style-name="P23">L'acte doit être utile à la réalisation de l'objet économique de la personne morale</text:p>
        </text:list-item>
      </text:list>
      <text:p text:style-name="P3"/>
      <text:p text:style-name="P3"/>
      <text:p text:style-name="P3"/>
      <text:p text:style-name="P3">-------------------------------------------------------------------------------------------------------</text:p>
      <text:p text:style-name="P3"/>
      <text:p text:style-name="P3"/>
      <text:p text:style-name="P3"/>
      <text:p text:style-name="P5">Principe de l'objet du contrat :</text:p>
      <text:list xml:id="list6665017049189672809" text:style-name="L15">
        <text:list-item>
          <text:p text:style-name="P24">Définition : Ce sur quoi porte le contrat ; les obligations définies dans le contrat</text:p>
        </text:list-item>
        <text:list-item>
          <text:p text:style-name="P24">3 principes juridiques : Ne pas être contraire à l'ordre public, Être humainement possible déterminé ou déterminable, Le prix demandé au titre du contrat ne doit pas être dérisoire ou illusoire</text:p>
        </text:list-item>
      </text:list>
      <text:p text:style-name="P3"/>
      <text:p text:style-name="P5">Sanction pour non respect des conditions de validité :</text:p>
      <text:list xml:id="list4447604936445192561" text:style-name="L16">
        <text:list-item>
          <text:p text:style-name="P25">Principe : Le non respect des conditions de validité emporte la nullité du contrat</text:p>
        </text:list-item>
        <text:list-item>
          <text:p text:style-name="P25">Effet de la nullité : Annulation rétroactive du contrat (disparition des effets du contrat et remise en état des parties grâce aux restitutions)</text:p>
        </text:list-item>
      </text:list>
      <text:p text:style-name="P3"/>
      <text:p text:style-name="P5">Les régimes de nullité pour non respect des conditions de validité :</text:p>
      <text:list xml:id="list2776602222684954038" text:style-name="L17">
        <text:list-item>
          <text:p text:style-name="P26">Principe : Le non respect des conditions de validité emporte la nullité du contrat</text:p>
        </text:list-item>
        <text:list-item>
          <text:p text:style-name="P26">2 Régimes juridiques : </text:p>
        </text:list-item>
      </text:list>
      <text:list xml:id="list4888260238766580706" text:style-name="L18">
        <text:list-item>
          <text:p text:style-name="P27">Le régime de la nullité absolue qui vise à sanctionner les manquements les plus graves pour la vie des affaires</text:p>
        </text:list-item>
        <text:list-item>
          <text:p text:style-name="P27">Le régime de nullité relative qui vise à protéger les intérêts des parties les plus vulnérables dans la relation contractuelle</text:p>
        </text:list-item>
      </text:list>
      <text:p text:style-name="P3"/>
      <text:p text:style-name="P3"/>
      <text:p text:style-name="P4">Nullité relative :</text:p>
      <text:p text:style-name="P3"><text:tab/>2 cas de mobilisation :</text:p>
      <text:list xml:id="list4541521403453077823" text:style-name="L19">
        <text:list-item>
          <text:p text:style-name="P28">Vices de consentement</text:p>
        </text:list-item>
        <text:list-item>
          <text:p text:style-name="P28">Incapacité</text:p>
        </text:list-item>
      </text:list>
      <text:p text:style-name="P3"><text:tab/></text:p>
      <text:p text:style-name="P3"><text:tab/>2 auteurs de la demande de nullité :</text:p>
      <text:list xml:id="list8899184051229035657" text:style-name="L20">
        <text:list-item>
          <text:p text:style-name="P29">La victime du vice</text:p>
        </text:list-item>
        <text:list-item>
          <text:p text:style-name="P29">L'incapable (par l'intermédiaire de ses représentants juridiques)</text:p>
        </text:list-item>
      </text:list>
      <text:p text:style-name="P3"><text:soft-page-break/></text:p>
      <text:p text:style-name="P4">Nullité absolue :</text:p>
      <text:p text:style-name="P4"><text:tab/><text:span text:style-name="T7">Cas de mobilisation : Illicéité de l'objet de l'objet du contrat</text:span></text:p>
      <text:p text:style-name="P3"/>
      <text:p text:style-name="P3"><text:tab/>Auteur de la demande de nullité : Toute personne ayant un intérêts même si <text:tab/><text:tab/><text:tab/><text:tab/><text:tab/><text:tab/> <text:s text:c="3"/>elle n'est pas partie au contrat</text:p>
      <text:p text:style-name="P4"/>
      <text:p text:style-name="P4">Prescription des actions en nullité :</text:p>
      <text:p text:style-name="P2"><text:tab/><text:span text:style-name="T8">Principe : 5 ans à partir de la découverte de la cause de la nullité sans dépasser <text:tab/><text:tab/> <text:s text:c="6"/>les 20 années qui suivent la formation du contrat</text:span></text:p>
      <text:p text:style-name="P3"/>
      <text:p text:style-name="P3"><text:tab/>2 exceptions : </text:p>
      <text:list xml:id="list8655008213011391378" text:style-name="L21">
        <text:list-item>
          <text:p text:style-name="P30">Délai court le jour où la violence cesse</text:p>
        </text:list-item>
        <text:list-item>
          <text:p text:style-name="P30">Délai court le jour où l'incapacité cesse</text:p>
        </text:list-item>
      </text:list>
      <text:p text:style-name="P3"/>
      <text:p text:style-name="P3"/>
      <text:p text:style-name="P4">IV – Voir plan</text:p>
      <text:p text:style-name="P4"/>
      <text:p text:style-name="P8">Les principales clauses dans les contrats entre professionnels </text:p>
      <text:p text:style-name="P9"/>
      <text:p text:style-name="P10"><text:span text:style-name="T9">Clause de dédit :</text:span><text:span text:style-name="T10"> Clause permettant de rompre le contrat avant son terme mais en prévoyant un dédommagement à la charge de celui qui rompt le contrat.</text:span></text:p>
      <text:p text:style-name="P10"><text:span text:style-name="T9">Clause réserve de propriété :</text:span><text:span text:style-name="T10"> Clause par laquelle le vendeur reste propriétaire du bien vendu jusqu’au paiement intégral du prix.</text:span></text:p>
      <text:p text:style-name="P10"><text:span text:style-name="T9">Clause de renégociation :</text:span><text:span text:style-name="T10"> Clause imposant aux parties de réviser le contrat si des données essentielles à son équilibre viennent à changer.</text:span></text:p>
      <text:p text:style-name="P10"><text:span text:style-name="T9">Clause limitative de responsabilité :</text:span><text:span text:style-name="T10"> Clause par laquelle le débiteur limite sa responsabilité en cas d’inexécution ou mauvaise exécution du contrat. La clause ne peut pas porter sur l’obligation essentielle du contrat.</text:span></text:p>
      <text:p text:style-name="P10"><text:span text:style-name="T9">Clause exclusive de responsabilité :</text:span><text:span text:style-name="T10"> Clause par laquelle le débiteur exclue toute responsabilité en cas d’inexécution ou mauvaise exécution du contrat. La clause ne peut pas porter sur l’obligation essentielle du contrat.</text:span></text:p>
      <text:p text:style-name="P10"><text:span text:style-name="T9">Clause résolutoire :</text:span><text:span text:style-name="T10"> Clause par laquelle le contrat peut être rompu de plein droit suite à un manquement à une obligation ; elle doit être claire et précise et obligatoirement contenir l’expression « résolution de plein droit ».</text:span></text:p>
      <text:p text:style-name="P10"><text:span text:style-name="T9">Clause pénale :</text:span><text:span text:style-name="T10"> Clause par laquelle les parties déterminent le montant pécuniaire de la sanction en cas de manquement à une des obligation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-Bold" svg:font-family="Calibri-Bold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1-24T09:10:04</meta:creation-date>
    <dc:date>2022-01-27T14:35:02</dc:date>
    <dc:creator>Jordan </dc:creator>
    <meta:editing-duration>PT6H25M42S</meta:editing-duration>
    <meta:editing-cycles>7</meta:editing-cycles>
    <meta:generator>OpenOffice/4.1.7$Unix OpenOffice.org_project/417m1$Build-9800</meta:generator>
    <meta:document-statistic meta:table-count="0" meta:image-count="0" meta:object-count="0" meta:page-count="5" meta:paragraph-count="110" meta:word-count="1276" meta:character-count="7718"/>
  </office:meta>
</office:document-meta>
</file>